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2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ZenScript </text:p>
      <text:p text:style-name="Standard"/>
      <text:p text:style-name="P2">User’s Gui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ext:p text:style-name="P3">1. Basic Language Information </text:p>
      <text:p text:style-name="P3"/>
      <text:p text:style-name="Standard"><text:s/>ZenScript is modelled mostly on c#/C++ style languages, based around objects, methods and member data.</text:p>
      <text:p text:style-name="Standard"/>
      <text:p text:style-name="Standard">Any given .ZS(ZenScript) script, will contain at least one class to have any use. <text:s/>Although,</text:p>
      <text:p text:style-name="Standard">the system has several classes already for use, such as Vec3 and Matrix4. </text:p>
      <text:p text:style-name="Standard">These classes, are coded in standard ZenScript, although the Zen3D editor is more aware of built in classes, than your own. </text:p>
      <text:p text:style-name="Standard">A bridge between them still exists, through scanning your classes for any members, which you can then edit in the Zen3D Editor.</text:p>
      <text:p text:style-name="Standard"/>
      <text:p text:style-name="Standard"/>
      <text:p text:style-name="Standard"/>
      <text:p text:style-name="Standard"><text:s/></text:p>
      <text:p text:style-name="Standard"/>
      <text:list xml:id="list8825942573585401218" text:style-name="L2">
        <text:list-item>
          <text:p text:style-name="P5">Built In Classes</text:p>
        </text:list-item>
      </text:list>
      <text:p text:style-name="P3"/>
      <text:p text:style-name="P6"><text:span text:style-name="T1">Vec3</text:span> – Vec3 is a 3D vector class. </text:p>
      <text:p text:style-name="P6"/>
      <text:p text:style-name="P6"><text:s text:c="2"/>Memebers: </text:p>
      <text:p text:style-name="P6"/>
      <text:p text:style-name="P6"><text:tab/>x = X Component</text:p>
      <text:p text:style-name="P6"><text:tab/>y = Y Component</text:p>
      <text:p text:style-name="P6"><text:tab/>z = Z Component</text:p>
      <text:p text:style-name="P6"/>
      <text:p text:style-name="P6"><text:span text:style-name="T1">Node3D</text:span> – Node3D is the class you should extent when creating scripts for in game/app nodes.</text:p>
      <text:p text:style-name="P6"/>
      <text:p text:style-name="P6"><text:s text:c="4"/>Class Methods - </text:p>
      <text:p text:style-name="P6"/>
      <text:p text:style-name="P6"><text:tab/>-Turn(Pitch,Yaw,Roll)</text:p>
      <text:p text:style-name="P6"><text:tab/> Will turn the node the script is attached to, by Pitch/Yaw and Roll</text:p>
      <text:p text:style-name="P6"/>
      <text:p text:style-name="P6"><text:tab/>-SetRotation(Pitch,Yaw,Roll)</text:p>
      <text:p text:style-name="P6"><text:tab/>Will set the rotation directly to the supplied parameters. Pitch, Yaw and Roll.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6T16:14:03.291000000</meta:creation-date>
    <dc:date>2022-10-14T10:53:52.85</dc:date>
    <meta:editing-duration>PT10M2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2" meta:paragraph-count="21" meta:word-count="165" meta:character-count="996"/>
    <dc:creator>Anthony Wells</dc:creator>
  </office:meta>
</office:document-meta>
</file>